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saxlokk Latitud:35.841944 Longitud:14.543056 L2:37.0625 L22:-95.677068</text:p>
      <text:p text:style-name="Standard"/>
      <text:p text:style-name="Standard">Dingli Latitud:35.861389 Longitud:14.382222 L2:35.841578 L22:14.544705</text:p>
      <text:p text:style-name="Standard"/>
      <text:p text:style-name="Standard">Gozo Latitud:36.044444 Longitud:14.239722 L2:35.860235 L22:14.381511</text:p>
      <text:p text:style-name="Standard"/>
      <text:p text:style-name="Standard">Valletta Latitud:35.899722 Longitud:14.514722 L2:36.044438 Ll2:14.251207</text:p>
      <text:p text:style-name="Standard"/>
      <text:p text:style-name="Standard">DonMesquita Latitud:35.886944 Longitud:14.4025 L2:37.0625 L22:-95.677068</text:p>
      <text:p text:style-name="Standard"/>
      <text:p text:style-name="Standard">Mdina+Rabat Latitud:35.874167 Longitud:14.394167 L2:35.885769 L22:14.402459</text:p>
      <text:p text:style-name="Standard"/>
      <text:p text:style-name="Standard">Genérica Franceville: Latitud:-1.638708 Longitud 13.5747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 Ardo</meta:initial-creator>
    <meta:creation-date>2013-08-18T11:33:06</meta:creation-date>
    <dc:date>2013-10-07T19:09:43</dc:date>
    <dc:creator>Edu Ardo</dc:creator>
    <meta:editing-duration>P1DT30M37S</meta:editing-duration>
    <meta:editing-cycles>4</meta:editing-cycles>
    <meta:generator>OpenOffice/4.0.0$Unix OpenOffice.org_project/400m3$Build-9702</meta:generator>
    <meta:document-statistic meta:table-count="0" meta:image-count="0" meta:object-count="0" meta:page-count="1" meta:paragraph-count="7" meta:word-count="35" meta:character-count="488"/>
  </office:meta>
</office:document-meta>
</file>